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0A0000026401C90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style:font-name="Times New Roman1" fo:font-size="12pt" fo:language="fr" fo:country="FR" style:font-size-asian="12pt"/>
    </style:style>
    <style:style style:name="P4" style:family="paragraph" style:parent-style-name="Standard">
      <style:paragraph-properties fo:line-height="100%" fo:text-align="justify" style:justify-single-word="false"/>
      <style:text-properties style:font-name="Times New Roman1" fo:font-size="12pt" fo:language="fr" fo:country="FR" style:font-size-asian="12pt"/>
    </style:style>
    <style:style style:name="P5"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6" style:family="paragraph" style:parent-style-name="Standard">
      <style:paragraph-properties fo:line-height="100%"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7" style:family="paragraph" style:parent-style-name="Heading" style:master-page-name="Standard">
      <style:paragraph-properties fo:text-align="center" style:justify-single-word="false" style:page-number="auto"/>
    </style:style>
    <style:style style:name="P8" style:family="paragraph">
      <style:paragraph-properties fo:text-align="cent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8" svg:width="0.101cm" svg:height="0.101cm" svg:x="0cm" svg:y="0cm">
        <draw:image xlink:href="Pictures/100002010000040A0000026401C90F24.png" xlink:type="simple" xlink:show="embed" xlink:actuate="onLoad">
          <text:p/>
        </draw:image>
      </draw:frame>
      <text:p text:style-name="P7">Report project BDD</text:p>
      <text:p text:style-name="P3">﻿Authors : BOURASSIN Nicolas - CARVAILLO Jean-Charles - PERIN Charlotte - VAGINAY Athénaïs (2017)</text:p>
      <text:h text:style-name="Heading_20_1" text:outline-level="1">Introduction</text:h>
      <text:h text:style-name="Heading_20_2" text:outline-level="2">Context</text:h>
      <text:p text:style-name="P3"><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2"/>
      <text:p text:style-name="P4"><text:tab/>A less known repetitive structure, the PolyProline II (PPII) helix, was also identified but firstly considered as having too low frequency to deserve a close interest.</text:p>
      <text:p text:style-name="P2"/>
      <text:p text:style-name="P4"><text:tab/>Nevertheless, PPII helix frequency was shown to be higher than initially described ; and PPII could be involved in protein - protein interactions.Secondary structures have a major impact on the protein structures and their assembly process.</text:p>
      <text:p text:style-name="P4">The alpha-helix and the beta-sheet, are the most described of these secondary structures, although the turn (less common) was also identified. The other segments of the polypeptide are associated to coil.</text:p>
      <text:p text:style-name="P2"/>
      <text:p text:style-name="P4"><text:tab/>Note : These PolyProline II helices could also commonly occur in polypeptids with other residues apart from proline. </text:p>
      <text:h text:style-name="Heading_20_2" text:outline-level="2">Polyproline helices assignation server</text:h>
      <text:p text:style-name="P3"><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Heading_20_1" text:outline-level="1">Features</text:h>
      <text:h text:style-name="Heading_20_2" text:outline-level="2">Input</text:h>
      <text:p text:style-name="P3">Our database support PDB and ENT files.﻿</text:p>
      <text:h text:style-name="Heading_20_2" text:outline-level="2">Adjustable parameters</text:h>
      <text:p text:style-name="P5">TODO</text:p>
      <text:p text:style-name="P3">﻿</text:p>
      <text:h text:style-name="Heading_20_2" text:outline-level="2"><text:soft-page-break/>Representation of the results</text:h>
      <text:p text:style-name="P5">TODO (figures !!!!!)</text:p>
      <text:p text:style-name="P1"/>
      <text:p text:style-name="P3">﻿</text:p>
      <text:h text:style-name="Heading_20_2" text:outline-level="2">Non-redundant database</text:h>
      <text:p text:style-name="P3"><text:tab/>The database do not accept input files with the same ID, but it is possible to give in input two files of the same protein (structures obtained from different protocols for example) referenced on the Protein Data Bank under different ID.</text:p>
      <text:p text:style-name="P1"/>
      <text:h text:style-name="Heading_20_2" text:outline-level="2">Implemented assignation methods :</text:h>
      <text:p text:style-name="P3"><text:tab/>We implemented the DSSP and PROSS annotation methods.</text:p>
      <text:h text:style-name="Heading_20_2" text:outline-level="2">Database implementation :</text:h>
      <text:p text:style-name="P1"/>
      <text:p text:style-name="P1"><draw:frame draw:style-name="fr1" draw:name="images1" text:anchor-type="as-char" svg:width="15.685cm" svg:height="9.283cm" draw:z-index="1"><draw:image xlink:href="Pictures/100002010000040A0000026401C90F24.png" xlink:type="simple" xlink:show="embed" xlink:actuate="onLoad"/></draw:frame></text:p>
      <text:p text:style-name="P3">Figure *** : database implementation schema</text:p>
      <text:p text:style-name="P3">Our database is implemented in sqlAlchemy. We use four tables to stock informations : PDB stock every informations contained in the input file, </text:p>
      <text:p text:style-name="P1"/>
      <text:p text:style-name="P1"/>
      <text:h text:style-name="Heading_20_2" text:outline-level="2">Required environment &amp; packages :</text:h>
      <text:p text:style-name="P6">TODO</text:p>
      <text:p text:style-name="P2"/>
      <text:h text:style-name="Heading_20_1" text:outline-level="1"><text:soft-page-break/>Perspectives</text:h>
      <text:h text:style-name="Heading_20_2" text:outline-level="2">Features we would like to implement</text:h>
      <text:p text:style-name="P5">TODO (optional)</text:p>
      <text:h text:style-name="Heading_20_2" text:outline-level="2">Known bugs</text:h>
      <text:p text:style-name="P6">TODO</text:p>
      <text:p text:style-name="P4">None !</text:p>
      <text:h text:style-name="Heading_20_1" text:outline-level="1">References</text:h>
      <text:p text:style-name="P3">TODO (liste articles conseillés dans le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size="12pt" style:font-name-asian="Courier New1"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2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rrowhead_20_List" style:display-name="Arrowhea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lock_20_Text" style:display-name="Block Text" style:family="paragraph" style:parent-style-name="Standard" style:default-outline-level="">
      <style:paragraph-properties fo:margin="100%" fo:margin-left="2.54cm" fo:margin-right="2.54cm" fo:margin-top="0cm" fo:margin-bottom="0.212cm" fo:text-indent="0cm" style:auto-text-indent="false"/>
    </style:style>
    <style:style style:name="Box_20_List" style:display-name="Box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ullet_20_List" style:display-name="Bulle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100%" fo:margin-left="1.27cm" fo:margin-right="0cm" fo:margin-top="0cm" fo:margin-bottom="0cm"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2.54cm" fo:margin-right="0cm" fo:margin-top="0cm" fo:margin-bottom="0cm"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3.81cm" fo:margin-right="0cm" fo:margin-top="0cm" fo:margin-bottom="0cm"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5.08cm" fo:margin-right="0cm" fo:margin-top="0cm" fo:margin-bottom="0cm"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fo:text-align="center" style:justify-single-word="false"/>
      <style:text-properties style:font-name="Nimbus Sans L" fo:font-size="16pt" fo:font-weight="bold" style:font-size-asian="16pt" style:font-weight-asian="bold"/>
    </style:style>
    <style:style style:name="Dashed_20_List" style:display-name="Dash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Diamond_20_List" style:display-name="Diamo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End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style:text-properties style:font-name="Nimbus Sans L"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style:text-properties style:font-name="Nimbus Sans 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style:text-properties style:font-name="Nimbus Sans 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style:text-properties style:font-name="Nimbus Sans L" fo:font-size="12pt" fo:font-weight="bold" style:font-size-asian="12pt" style:font-weight-asian="bold"/>
    </style:style>
    <style:style style:name="Heart_20_List" style:display-name="Hear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Implies_20_List" style:display-name="Implies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Lower_20_Case_20_List" style:display-name="Lower Case List" style:family="paragraph" style:default-outline-level="">
      <style:paragraph-properties fo:margin="100%" fo:margin-left="1.27cm" fo:margin-right="0cm" fo:margin-top="0cm" fo:margin-bottom="0cm" fo:text-indent="-0.76cm" style:auto-text-indent="false"/>
    </style:style>
    <style:style style:name="Lower_20_Roman_20_List" style:display-name="Lower Roman List" style:family="paragraph" style:parent-style-name="Standard" style:default-outline-level="">
      <style:paragraph-properties fo:margin="100%" fo:margin-left="1.27cm" fo:margin-right="0cm" fo:margin-top="0cm" fo:margin-bottom="0cm"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Plain_20_Text" style:display-name="Plain Text" style:family="paragraph" style:parent-style-name="Standard" style:default-outline-level="">
      <style:text-properties style:font-name="Courier New"/>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Star_20_List" style:display-name="Star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ick_20_List" style:display-name="Tick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riangle_20_List" style:display-name="Triangl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Upper_20_Case_20_List" style:display-name="Upper Case List" style:family="paragraph" style:parent-style-name="Numbered_20_List" style:default-outline-level="">
      <style:paragraph-properties fo:margin="100%" fo:margin-left="1.27cm" fo:margin-right="0cm" fo:margin-top="0cm" fo:margin-bottom="0cm" fo:text-indent="-0.76cm" style:auto-text-indent="false"/>
    </style:style>
    <style:style style:name="Upper_20_Roman_20_List" style:display-name="Upper Roman List" style:family="paragraph" style:parent-style-name="Numbered_20_List" style:default-outline-level="">
      <style:paragraph-properties fo:margin="100%" fo:margin-left="1.27cm" fo:margin-right="0cm" fo:margin-top="0cm" fo:margin-bottom="0cm" fo:text-indent="-0.76cm" style:auto-text-indent="false"/>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3.5$Windows_x86 LibreOffice_project/281b639-6baa1d3-ef66a77-d866f25-f36d45f</meta:generator>
    <dc:date>2017-04-11T23:18:29.16</dc:date>
    <meta:editing-duration>PT12S</meta:editing-duration>
    <meta:editing-cycles>3</meta:editing-cycles>
    <meta:document-statistic meta:table-count="0" meta:image-count="1" meta:object-count="0" meta:page-count="3" meta:paragraph-count="38" meta:word-count="384" meta:character-count="2498" meta:non-whitespace-character-count="2143"/>
  </office:meta>
</office:document-meta>
</file>